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cm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1cm" fo:padding-right="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5cm" fo:min-width="25.6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solid" svg:stroke-width="0.05cm" svg:stroke-color="#666666" draw:marker-start-width="0.38cm" draw:marker-end-width="0.38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solid" svg:stroke-width="0.05cm" svg:stroke-color="#666666" draw:marker-start-width="0.38cm" draw:marker-end-width="0.38cm" draw:fill="none" draw:fill-color="#ffffff" draw:textarea-horizontal-align="left" draw:auto-grow-height="true" draw:auto-grow-width="false" fo:min-height="0cm" fo:min-width="8.449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Ultrafine_20_Dashed" svg:stroke-width="0.02cm" svg:stroke-color="#000080" draw:marker-start-width="0.34cm" draw:marker-end-width="0.34cm" draw:fill="none" fo:min-height="6.401cm" fo:padding-top="0.135cm" fo:padding-bottom="0.135cm" fo:padding-left="0.26cm" fo:padding-right="0.26cm"/>
    </style:style>
    <style:style style:name="gr10" style:family="graphic" style:parent-style-name="standard">
      <style:graphic-properties draw:stroke="dash" draw:stroke-dash="Ultrafine_20_Dashed" svg:stroke-width="0.02cm" svg:stroke-color="#000080" draw:marker-start-width="0.33cm" draw:marker-end-width="0.33cm" draw:fill="none" fo:min-height="0.722cm" fo:padding-top="0.135cm" fo:padding-bottom="0.135cm" fo:padding-left="0.26cm" fo:padding-right="0.26cm"/>
    </style:style>
    <style:style style:name="gr11" style:family="graphic" style:parent-style-name="standard">
      <style:graphic-properties draw:stroke="dash" draw:stroke-dash="Ultrafine_20_Dashed" svg:stroke-width="0.02cm" svg:stroke-color="#000080" draw:marker-start-width="0.33cm" draw:marker-end-width="0.33cm" draw:fill="none" fo:min-height="8.176cm" fo:padding-top="0.135cm" fo:padding-bottom="0.135cm" fo:padding-left="0.26cm" fo:padding-right="0.26cm"/>
    </style:style>
    <style:style style:name="gr12" style:family="graphic" style:parent-style-name="standard">
      <style:graphic-properties draw:stroke="dash" draw:stroke-dash="Ultrafine_20_Dashed" svg:stroke-width="0.02cm" svg:stroke-color="#000080" draw:marker-start-width="0.33cm" draw:marker-end-width="0.33cm" draw:fill="none" fo:min-height="5.69cm" fo:padding-top="0.135cm" fo:padding-bottom="0.135cm" fo:padding-left="0.26cm" fo:padding-right="0.26cm"/>
    </style:style>
    <style:style style:name="gr13" style:family="graphic" style:parent-style-name="standard">
      <style:graphic-properties draw:stroke="dash" draw:stroke-dash="Ultrafine_20_Dashed" svg:stroke-width="0.02cm" svg:stroke-color="#000080" draw:marker-start-width="0.33cm" draw:marker-end-width="0.33cm" draw:fill="none" fo:min-height="7.156cm" fo:padding-top="0.135cm" fo:padding-bottom="0.135cm" fo:padding-left="0.26cm" fo:padding-right="0.26cm"/>
    </style:style>
    <style:style style:name="gr14" style:family="graphic" style:parent-style-name="standard">
      <style:graphic-properties draw:stroke="dash" draw:stroke-dash="Ultrafine_20_Dashed" svg:stroke-width="0.02cm" svg:stroke-color="#000080" draw:marker-start-width="0.33cm" draw:marker-end-width="0.33cm" draw:fill="none" fo:min-height="15.55cm" fo:padding-top="0.135cm" fo:padding-bottom="0.135cm" fo:padding-left="0.26cm" fo:padding-right="0.26cm"/>
    </style:style>
    <style:style style:name="gr15" style:family="graphic" style:parent-style-name="standard">
      <style:graphic-properties draw:stroke="dash" draw:stroke-dash="Ultrafine_20_Dashed" svg:stroke-width="0.02cm" svg:stroke-color="#000080" draw:marker-start-width="0.33cm" draw:marker-end-width="0.33cm" draw:fill="none" fo:min-height="10.581cm" fo:padding-top="0.135cm" fo:padding-bottom="0.135cm" fo:padding-left="0.26cm" fo:padding-right="0.26cm"/>
    </style:style>
    <style:style style:name="gr16" style:family="graphic" style:parent-style-name="standard">
      <style:graphic-properties draw:stroke="dash" draw:stroke-dash="Ultrafine_20_Dashed" svg:stroke-width="0.05cm" svg:stroke-color="#000080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Ultrafine_20_Dashed" svg:stroke-width="0.02cm" svg:stroke-color="#000080" draw:marker-start-width="0.33cm" draw:marker-end-width="0.33cm" draw:fill="none" fo:min-height="7.823cm" fo:padding-top="0.135cm" fo:padding-bottom="0.135cm" fo:padding-left="0.26cm" fo:padding-right="0.26cm"/>
    </style:style>
    <style:style style:name="gr18" style:family="graphic" style:parent-style-name="standard">
      <style:graphic-properties draw:stroke="dash" draw:stroke-dash="Ultrafine_20_Dashed" svg:stroke-width="0.02cm" svg:stroke-color="#000080" draw:marker-start-width="0.33cm" draw:marker-end-width="0.33cm" draw:fill="none" fo:min-height="2.882cm" fo:padding-top="0.135cm" fo:padding-bottom="0.135cm" fo:padding-left="0.26cm" fo:padding-right="0.26cm"/>
    </style:style>
    <style:style style:name="gr1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Обычный-notes">
      <style:graphic-properties draw:fill-color="#ffffff" fo:min-height="13.364cm"/>
    </style:style>
    <style:style style:name="pr2" style:family="presentation" style:parent-style-name="Обычный-title">
      <style:graphic-properties fo:min-height="1.843cm"/>
    </style:style>
    <style:style style:name="pr3" style:family="presentation" style:parent-style-name="Обычный-outline1" style:list-style-name="L2">
      <style:graphic-properties fo:min-height="13.86cm"/>
    </style:style>
    <style:style style:name="pr4" style:family="presentation" style:parent-style-name="Обычный-outline1">
      <style:graphic-properties draw:stroke="none" draw:fill="none" fo:min-height="1.268cm"/>
    </style:style>
    <style:style style:name="pr5" style:family="presentation" style:parent-style-name="Обычный-outline1">
      <style:graphic-properties draw:stroke="none" draw:fill="none" fo:min-height="7.1cm"/>
    </style:style>
    <style:style style:name="pr6" style:family="presentation" style:parent-style-name="Обычный-outline1">
      <style:graphic-properties draw:stroke="none" draw:fill="none" fo:min-height="0.946cm"/>
    </style:style>
    <style:style style:name="pr7" style:family="presentation" style:parent-style-name="Обычный-outline1">
      <style:graphic-properties draw:stroke="none" draw:fill="none" fo:min-height="2.284cm"/>
    </style:style>
    <style:style style:name="pr8" style:family="presentation" style:parent-style-name="Обычный-outline1">
      <style:graphic-properties draw:stroke="none" draw:fill="none" fo:min-height="2.246cm"/>
    </style:style>
    <style:style style:name="pr9" style:family="presentation" style:parent-style-name="Обычный-outline1">
      <style:graphic-properties draw:stroke="none" draw:fill="none" fo:min-height="5.5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CMU Typewriter Text'" style:font-family-generic="modern" style:font-pitch="fixed" fo:font-size="48pt" fo:font-weight="bold" style:font-size-asian="48pt" style:font-weight-asian="bold" style:font-size-complex="48pt" style:font-weight-complex="bold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color="#000080" fo:font-family="'Courier New'" style:font-family-generic="modern" style:font-pitch="fixed" fo:font-size="18pt"/>
    </style:style>
    <style:style style:name="P11" style:family="paragraph">
      <style:text-properties fo:color="#000080" fo:font-family="'Courier New'" style:font-family-generic="modern" style:font-pitch="fixed" fo:font-size="16pt" style:font-size-asian="18pt" style:font-size-complex="18pt"/>
    </style:style>
    <style:style style:name="T1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CMU Typewriter Text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family="'CMU Typewriter Text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0080" fo:font-family="'Courier New'" style:font-family-generic="modern" style:font-pitch="fixed" fo:font-size="18pt"/>
    </style:style>
    <style:style style:name="T11" style:family="text">
      <style:text-properties fo:color="#000080" fo:font-family="'Courier New'" style:font-family-generic="modern" style:font-pitch="fixed" fo:font-size="18pt" fo:font-weight="bold" style:font-weight-asian="bold" style:font-weight-complex="bold"/>
    </style:style>
    <style:style style:name="T12" style:family="text">
      <style:text-properties fo:color="#000080" fo:font-family="'Courier New'" style:font-family-generic="modern" style:font-pitch="fixed" fo:font-size="18pt" fo:font-weight="normal" style:font-weight-asian="normal" style:font-weight-complex="normal"/>
    </style:style>
    <style:style style:name="T13" style:family="text">
      <style:text-properties fo:color="#000080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0080" fo:font-family="'Courier New'" style:font-family-generic="modern" style:font-pitch="fixed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T15" style:family="text">
      <style:text-properties fo:color="#000080" fo:font-family="'Courier New'" style:font-family-generic="modern" style:font-pitch="fixed" fo:font-size="16pt" style:font-size-asian="18pt" style:font-size-complex="18pt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draw:style-name="gr1" draw:text-style-name="P2" draw:layer="layout" svg:width="27.749cm" svg:height="2.651cm" svg:x="0.2cm" svg:y="15.367cm">
          <draw:text-box>
            <text:p text:style-name="P1"><text:span text:style-name="T1">М.В. Крапошин (НИЦ Курчатовский Институт)</text:span></text:p>
            <text:p text:style-name="P1"><text:span text:style-name="T1">О.И. Самоваров (Институт Системного Программирования РАН)</text:span></text:p>
            <text:p text:style-name="P1"><text:span text:style-name="T1">С.В. Стрижак (ГОУ ВПО МГТУ им. Баумана)</text:span></text:p>
          </draw:text-box>
        </draw:frame>
        <draw:frame draw:style-name="gr2" draw:text-style-name="P4" draw:layer="layout" svg:width="28cm" svg:height="10.497cm" svg:x="0cm" svg:y="4.004cm">
          <draw:text-box>
            <text:p text:style-name="P3"><text:span text:style-name="T2">Школа-семинар</text:span></text:p>
            <text:p text:style-name="P3"><text:span text:style-name="T3">«Расширенные возможности пакета OpenFOAM»</text:span></text:p>
            <text:p text:style-name="P3"><text:span text:style-name="T3"/></text:p>
            <text:p text:style-name="P3"><text:span text:style-name="T3">ОБЗОР РЕШАТЕЛЯ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2" draw:text-style-name="P5" draw:layer="layout" svg:width="28cm" svg:height="1.843cm" svg:x="0cm" svg:y="2.5cm" presentation:class="title" presentation:user-transformed="true">
          <draw:text-box>
            <text:p><text:span text:style-name="T4">ОБЩИЙ ПОРЯДОК ИНТЕГРИРОВАНИЯ УРАВНЕНИЙ</text:span></text:p>
          </draw:text-box>
        </draw:frame>
        <draw:frame draw:style-name="gr4" draw:text-style-name="P6" draw:layer="layout" svg:width="27cm" svg:height="8.931cm" svg:x="0.5cm" svg:y="4.4cm">
          <draw:text-box>
            <text:p><text:span text:style-name="T5">Решение задачи проводится на три этапа. Результат выполнения каждого из трех — </text:span><text:span text:style-name="T6">fvMatrix</text:span><text:span text:style-name="T5">. В случае неявной дискретизации (</text:span><text:span text:style-name="T6">fvm::</text:span><text:span text:style-name="T5">) - матрица коэффициентов в левой части, в случае явной (</text:span><text:span text:style-name="T6">fvc::</text:span><text:span text:style-name="T5">) — вектор правой части (поле, определенное в расчетных точках)</text:span></text:p>
            <text:p><text:span text:style-name="T5">1) Неявная дискретизация слагаемых уравнений (</text:span><text:span text:style-name="T6">fvm::</text:span><text:span text:style-name="T5">)</text:span></text:p>
            <text:p><text:span text:style-name="T5">2) Явная дискретизация слагаемых уравнений (</text:span><text:span text:style-name="T6">fvc::</text:span><text:span text:style-name="T5">)</text:span></text:p>
            <text:p><text:span text:style-name="T5">3) Дискретизация по времени (</text:span><text:span text:style-name="T6">fvm::ddt,fvm::d2dt2 </text:span><text:span text:style-name="T5"><text:s/>и </text:span><text:span text:style-name="T6">fvc::dtdt, fvc::d2tdt2</text:span><text:span text:style-name="T5">)</text:span></text:p>
            <text:p><text:span text:style-name="T5">4) Обновление граничных условий (возможно на шагах 1 и 2)</text:span></text:p>
            <text:p><text:span text:style-name="T5">5) Решение системы уравнений</text:span></text:p>
          </draw:text-box>
        </draw:frame>
        <draw:frame draw:style-name="gr5" xml:id="id2" draw:id="id2" draw:layer="layout" svg:width="4.376cm" svg:height="1.439cm" svg:x="11.505cm" svg:y="16.07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7" xml:id="id1" draw:id="id1" draw:layer="layout" svg:width="7.033cm" svg:height="1.326cm" svg:x="18.8cm" svg:y="13.47cm">
          <draw:text-box>
            <text:p><text:span text:style-name="T7">fvc::operator(...)</text:span></text:p>
          </draw:text-box>
        </draw:frame>
        <draw:connector draw:style-name="gr7" draw:text-style-name="P3" draw:layer="layout" draw:type="curve" svg:x1="22.316cm" svg:y1="14.796cm" svg:x2="15.881cm" svg:y2="16.795cm" draw:start-shape="id1" draw:start-glue-point="2" draw:end-shape="id2" draw:end-glue-point="1" svg:d="m22316 14796c0 1333-2145 1999-6435 1999">
          <text:p/>
        </draw:connector>
        <draw:frame draw:style-name="gr6" draw:text-style-name="P7" xml:id="id3" draw:id="id3" draw:layer="layout" svg:width="7.342cm" svg:height="1.326cm" svg:x="1.101cm" svg:y="13.47cm">
          <draw:text-box>
            <text:p><text:span text:style-name="T7">fvm::operator(...)</text:span></text:p>
          </draw:text-box>
        </draw:frame>
        <draw:connector draw:style-name="gr7" draw:text-style-name="P3" draw:layer="layout" draw:type="curve" svg:x1="4.772cm" svg:y1="14.796cm" svg:x2="11.505cm" svg:y2="16.795cm" draw:start-shape="id3" draw:start-glue-point="2" draw:end-shape="id2" draw:end-glue-point="3" svg:d="m4772 14796c0 1333 2244 1999 6733 1999">
          <text:p/>
        </draw:connector>
        <draw:frame draw:style-name="gr6" draw:text-style-name="P7" xml:id="id4" draw:id="id4" draw:layer="layout" svg:width="6.885cm" svg:height="1.326cm" svg:x="10.201cm" svg:y="13.37cm">
          <draw:text-box>
            <text:p><text:span text:style-name="T7">Сетка (fvMesh)</text:span></text:p>
          </draw:text-box>
        </draw:frame>
        <draw:connector draw:style-name="gr7" draw:text-style-name="P3" draw:layer="layout" draw:type="curve" svg:x1="13.643cm" svg:y1="14.696cm" svg:x2="13.693cm" svg:y2="16.076cm" draw:start-shape="id4" draw:start-glue-point="2" draw:end-shape="id2" draw:end-glue-point="0" svg:d="m13643 14696c0 1054 50 365 50 1380">
          <text:p/>
        </draw:connector>
        <draw:connector draw:style-name="gr7" draw:text-style-name="P3" draw:layer="layout" draw:type="curve" svg:x1="13.643cm" svg:y1="14.696cm" svg:x2="8.443cm" svg:y2="14.133cm" draw:start-shape="id4" draw:start-glue-point="2" draw:end-shape="id3" draw:end-glue-point="1" svg:d="m13643 14696c0 787-2161 656-3131 319s-751-882-2069-882">
          <text:p/>
        </draw:connector>
        <draw:connector draw:style-name="gr7" draw:text-style-name="P3" draw:layer="layout" draw:type="curve" svg:x1="13.643cm" svg:y1="14.696cm" svg:x2="18.8cm" svg:y2="14.133cm" draw:start-shape="id4" draw:start-glue-point="2" draw:end-shape="id1" draw:end-glue-point="3" svg:d="m13643 14696c0 787 2150 656 3118 319s754-882 2039-882">
          <text:p/>
        </draw:connector>
        <draw:frame draw:style-name="gr8" draw:text-style-name="P7" xml:id="id5" draw:id="id5" draw:layer="layout" svg:width="7.699cm" svg:height="1.326cm" svg:x="0.801cm" svg:y="18.37cm">
          <draw:text-box>
            <text:p><text:span text:style-name="T7">solve( <text:s text:c="16"/>)</text:span></text:p>
          </draw:text-box>
        </draw:frame>
        <draw:connector draw:style-name="gr7" draw:text-style-name="P3" draw:layer="layout" draw:type="curve" svg:x1="13.693cm" svg:y1="17.515cm" svg:x2="4.65cm" svg:y2="18.37cm" draw:start-shape="id2" draw:start-glue-point="2" draw:end-shape="id5" draw:end-glue-point="0" svg:d="m13693 17515c0 750-3678 500-3678 415s-5365-347-5365 440">
          <text:p/>
        </draw:connector>
        <draw:frame draw:style-name="gr5" draw:layer="layout" svg:width="4.376cm" svg:height="1.439cm" svg:x="3.505cm" svg:y="18.27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xml:id="id6" draw:id="id6" draw:layer="layout" svg:width="1.136cm" svg:height="1.443cm" svg:x="14.105cm" svg:y="18.27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7" draw:text-style-name="P3" draw:layer="layout" draw:type="curve" svg:x1="8.5cm" svg:y1="19.033cm" svg:x2="14.105cm" svg:y2="18.998cm" draw:start-shape="id5" draw:start-glue-point="1" draw:end-shape="id6" draw:end-glue-point="3" svg:d="m8500 19033c4222 0 1420-35 5605-35">
          <text:p/>
        </draw:connecto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ПРИЛОЖЕНИЕ OpenFOAM. ОСНОВНЫЕ ЭТАПЫ</text:p>
          </draw:text-box>
        </draw:frame>
        <draw:frame presentation:style-name="pr3" draw:layer="layout" svg:width="28cm" svg:height="14.888cm" svg:x="0cm" svg:y="4.641cm" presentation:class="outline" presentation:user-transformed="true">
          <draw:text-box>
            <text:list text:style-name="L2">
              <text:list-item>
                <text:p>Инициализация структуры каталогов рабочей задачи</text:p>
              </text:list-item>
              <text:list-item>
                <text:p>Инициализация потоков выполнения (MPI)</text:p>
              </text:list-item>
              <text:list-item>
                <text:p>Инициализация физического времени</text:p>
              </text:list-item>
              <text:list-item>
                <text:p>Инициализация расчетной сетки</text:p>
              </text:list-item>
              <text:list-item>
                <text:p>Инициализация искомых полей</text:p>
              </text:list-item>
              <text:list-item>
                <text:p>Инициализация цикла интегрирования (время)</text:p>
              </text:list-item>
              <text:list-item>
                <text:p>Интегрирование уравнений и запись результатов</text:p>
              </text:list-item>
              <text:list-item>
                <text:p>Завершение работы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 presentation:user-transformed="true">
          <draw:text-box>
            <text:p>ПРИЛОЖЕНИЕ OpenFOAM. ОСНОВНЫЕ ЭТАПЫ. ПРИМЕР</text:p>
          </draw:text-box>
        </draw:frame>
        <draw:frame presentation:style-name="pr4" draw:text-style-name="P9" draw:layer="layout" svg:width="27.5cm" svg:height="1.889cm" svg:x="0.2cm" svg:y="4.714cm">
          <draw:text-box>
            <text:p><text:span text:style-name="T8">laplacianFoam</text:span><text:span text:style-name="T9"> — решение уравнения Лапласа, например, тепловой диффузии в твердом теле</text:span></text:p>
          </draw:text-box>
        </draw:frame>
        <draw:frame draw:style-name="gr9" draw:text-style-name="P10" draw:layer="layout" svg:width="27.554cm" svg:height="10.351cm" svg:x="0.246cm" svg:y="9cm">
          <draw:text-box>
            <text:p><text:span text:style-name="T10">#include "fvCFD.H" </text:span><text:span text:style-name="T11">//Основной заголовочный файл, содержащий</text:span></text:p>
            <text:p><text:span text:style-name="T10"><text:s text:c="19"/></text:span><text:span text:style-name="T11">//практически все необходимы объявления</text:span></text:p>
            <text:p><text:span text:style-name="T10"/></text:p>
            <text:p><text:span text:style-name="T10"/></text:p>
            <text:p><text:span text:style-name="T10">// * * * * * * * * * * * * * * * * * * * * * * * * * * * * * * * * //</text:span></text:p>
            <text:p><text:span text:style-name="T10"/></text:p>
            <text:p><text:span text:style-name="T10">int main(int argc, char *argv[]) </text:span><text:span text:style-name="T11">//Точка входа в программу</text:span></text:p>
            <text:p><text:span text:style-name="T10">{</text:span></text:p>
            <text:p><text:span text:style-name="T10"/></text:p>
            <text:p><text:span text:style-name="T10"># <text:s text:c="2"/>include "setRootCase.H" </text:span><text:span text:style-name="T11">//Инициализация каталога задачи и </text:span></text:p>
            <text:p><text:span text:style-name="T10"><text:s text:c="28"/></text:span><text:span text:style-name="T11">//потоков выполнения</text:span></text:p>
            <text:p><text:span text:style-name="T12"># <text:s text:c="2"/>include "createTime.H" <text:s/></text:span><text:span text:style-name="T11">//Инициализация физического времени</text:span></text:p>
            <text:p><text:span text:style-name="T12"># <text:s text:c="2"/>include "createMesh.H" <text:s/></text:span><text:span text:style-name="T11">//Инициализация расчетной сетки</text:span></text:p>
            <text:p><text:span text:style-name="T12"># <text:s text:c="2"/>include "createFields.H"</text:span><text:span text:style-name="T11">//Инициализация полей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 presentation:user-transformed="true">
          <draw:text-box>
            <text:p>ПРИЛОЖЕНИЕ OpenFOAM. ЭТАПЫ 1 и 2.</text:p>
          </draw:text-box>
        </draw:frame>
        <draw:frame draw:style-name="gr10" draw:text-style-name="P10" draw:layer="layout" svg:width="13.929cm" svg:height="5.793cm" svg:x="0.371cm" svg:y="4.487cm">
          <draw:text-box>
            <text:p><text:span text:style-name="T13">setRootCase.H</text:span></text:p>
            <text:p><text:span text:style-name="T13"/></text:p>
            <text:p><text:span text:style-name="T10"><text:s text:c="4"/></text:span><text:span text:style-name="T10">Foam::</text:span><text:span text:style-name="T11">argList</text:span><text:span text:style-name="T10"> args(argc, argv);</text:span></text:p>
            <text:p><text:span text:style-name="T10"><text:s text:c="4"/></text:span><text:span text:style-name="T10">if (!args.checkRootCase())</text:span></text:p>
            <text:p><text:span text:style-name="T10"><text:s text:c="4"/></text:span><text:span text:style-name="T10">{</text:span></text:p>
            <text:p><text:span text:style-name="T10"><text:s text:c="8"/></text:span><text:span text:style-name="T10">Foam::FatalError.exit();</text:span></text:p>
            <text:p><text:span text:style-name="T10"><text:s text:c="4"/></text:span><text:span text:style-name="T10">}</text:span></text:p>
          </draw:text-box>
        </draw:frame>
        <draw:frame presentation:style-name="pr5" draw:text-style-name="P9" draw:layer="layout" svg:width="12.5cm" svg:height="7.1cm" svg:x="15cm" svg:y="4.4cm">
          <draw:text-box>
            <text:p><text:span text:style-name="T9">Инициализация структуры каталога задачи производится в конструкторе класса argList, там же осуществляется и инициализация потоков выполнения MPI</text:span></text:p>
          </draw:text-box>
        </draw:frame>
        <draw:frame draw:style-name="gr11" draw:text-style-name="P10" draw:layer="layout" svg:width="26cm" svg:height="8.446cm" svg:x="1cm" svg:y="10.9cm">
          <draw:text-box>
            <text:p><text:span text:style-name="T10"><text:s text:c="4"/></text:span><text:span text:style-name="T10">for (int argI = 0; argI &lt; argc; argI++)</text:span></text:p>
            <text:p><text:span text:style-name="T10"><text:s text:c="4"/></text:span><text:span text:style-name="T10">{</text:span></text:p>
            <text:p><text:span text:style-name="T10"><text:s text:c="8"/></text:span><text:span text:style-name="T10">if (argv[argI][0] == '-')</text:span></text:p>
            <text:p><text:span text:style-name="T10"><text:s text:c="8"/></text:span><text:span text:style-name="T10">{</text:span></text:p>
            <text:p><text:span text:style-name="T10"><text:s text:c="12"/></text:span><text:span text:style-name="T10">const char *optionName = &amp;argv[argI][1];</text:span></text:p>
            <text:p><text:span text:style-name="T10"/></text:p>
            <text:p><text:span text:style-name="T10"><text:s text:c="12"/></text:span><text:span text:style-name="T10">if (validParOptions.found(optionName))</text:span></text:p>
            <text:p><text:span text:style-name="T10"><text:s text:c="12"/></text:span><text:span text:style-name="T10">{</text:span></text:p>
            <text:p><text:span text:style-name="T10"><text:s text:c="16"/></text:span><text:span text:style-name="T10">parRunControl_.runPar(argc, argv);</text:span></text:p>
            <text:p><text:span text:style-name="T10"><text:s text:c="16"/></text:span><text:span text:style-name="T10">Break;</text:span></text:p>
            <text:p><text:span text:style-name="T10">}}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ПРИЛОЖЕНИЕ OpenFOAM. ЭТАПЫ 3 и 4</text:p>
          </draw:text-box>
        </draw:frame>
        <draw:frame draw:style-name="gr12" draw:text-style-name="P10" draw:layer="layout" svg:width="14.7cm" svg:height="6.751cm" svg:x="12.5cm" svg:y="4.56cm">
          <draw:text-box>
            <text:p><text:span text:style-name="T10"><text:s text:c="4"/></text:span><text:span text:style-name="T10">Foam::Info&lt;&lt; "Create time\n" &lt;&lt; Foam::endl;</text:span></text:p>
            <text:p><text:span text:style-name="T10"/></text:p>
            <text:p><text:span text:style-name="T10"><text:s text:c="4"/></text:span><text:span text:style-name="T10">Foam::Time runTime</text:span></text:p>
            <text:p><text:span text:style-name="T10"><text:s text:c="4"/></text:span><text:span text:style-name="T10">(</text:span></text:p>
            <text:p><text:span text:style-name="T10"><text:s text:c="8"/></text:span><text:span text:style-name="T10">Foam::Time::controlDictName,</text:span></text:p>
            <text:p><text:span text:style-name="T10"><text:s text:c="8"/></text:span><text:span text:style-name="T10">args.rootPath(),</text:span></text:p>
            <text:p><text:span text:style-name="T10"><text:s text:c="8"/></text:span><text:span text:style-name="T10">args.caseName()</text:span></text:p>
            <text:p><text:span text:style-name="T10"><text:s text:c="4"/></text:span><text:span text:style-name="T10">);</text:span></text:p>
          </draw:text-box>
        </draw:frame>
        <draw:frame draw:style-name="gr13" draw:text-style-name="P10" draw:layer="layout" svg:width="16.4cm" svg:height="7.471cm" svg:x="0.6cm" svg:y="12.194cm">
          <draw:text-box>
            <text:p><text:span text:style-name="T14"><text:s text:c="4"/></text:span><text:span text:style-name="T14">Foam::fvMesh mesh</text:span></text:p>
            <text:p><text:span text:style-name="T14"><text:s text:c="4"/></text:span><text:span text:style-name="T14">(</text:span></text:p>
            <text:p><text:span text:style-name="T14"><text:s text:c="8"/></text:span><text:span text:style-name="T14">Foam::IOobject</text:span></text:p>
            <text:p><text:span text:style-name="T14"><text:s text:c="8"/></text:span><text:span text:style-name="T14">(</text:span></text:p>
            <text:p><text:span text:style-name="T14"><text:s text:c="12"/></text:span><text:span text:style-name="T14">Foam::fvMesh::defaultRegion,</text:span></text:p>
            <text:p><text:span text:style-name="T14"><text:s text:c="12"/></text:span><text:span text:style-name="T14">runTime.timeName(),</text:span></text:p>
            <text:p><text:span text:style-name="T14"><text:s text:c="12"/></text:span><text:span text:style-name="T14">runTime,</text:span></text:p>
            <text:p><text:span text:style-name="T14"><text:s text:c="12"/></text:span><text:span text:style-name="T14">Foam::IOobject::MUST_READ</text:span></text:p>
            <text:p><text:span text:style-name="T14"><text:s text:c="8"/></text:span><text:span text:style-name="T14">)</text:span></text:p>
            <text:p><text:span text:style-name="T14"><text:s text:c="4"/></text:span><text:span text:style-name="T14">);</text:span></text:p>
          </draw:text-box>
        </draw:frame>
        <draw:frame presentation:style-name="pr6" draw:text-style-name="P9" draw:layer="layout" svg:width="11.431cm" svg:height="3.777cm" svg:x="0.669cm" svg:y="5.798cm">
          <draw:text-box>
            <text:p><text:span text:style-name="T9">Создание времени — файл createTime.H содержит обращение к конструктору класса Time</text:span></text:p>
          </draw:text-box>
        </draw:frame>
        <draw:frame presentation:style-name="pr6" draw:text-style-name="P9" draw:layer="layout" svg:width="10.501cm" svg:height="4.721cm" svg:x="17.5cm" svg:y="13.499cm">
          <draw:text-box>
            <text:p><text:span text:style-name="T9">Создание расчетной сетки — файл createMesh.H содержит обращение к конструктору класса fvMes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ПРИЛОЖЕНИЕ OpenFOAM. ЭТАП 5</text:p>
          </draw:text-box>
        </draw:frame>
        <draw:frame draw:style-name="gr14" draw:text-style-name="P11" draw:layer="layout" svg:width="14.174cm" svg:height="15.82cm" svg:x="0.326cm" svg:y="4.1cm">
          <draw:text-box>
            <text:p><text:span text:style-name="T15"><text:s text:c="4"/></text:span><text:span text:style-name="T15">volScalarField T</text:span></text:p>
            <text:p><text:span text:style-name="T15"><text:s text:c="4"/></text:span><text:span text:style-name="T15">(</text:span></text:p>
            <text:p><text:span text:style-name="T15"><text:s text:c="8"/></text:span><text:span text:style-name="T15">IOobject</text:span></text:p>
            <text:p><text:span text:style-name="T15"><text:s text:c="8"/></text:span><text:span text:style-name="T15">(</text:span></text:p>
            <text:p><text:span text:style-name="T15"><text:s text:c="12"/></text:span><text:span text:style-name="T15">"T",</text:span></text:p>
            <text:p><text:span text:style-name="T15"><text:s text:c="12"/></text:span><text:span text:style-name="T15">runTime.timeName(),</text:span></text:p>
            <text:p><text:span text:style-name="T15"><text:s text:c="12"/></text:span><text:span text:style-name="T15">mesh,</text:span></text:p>
            <text:p><text:span text:style-name="T15"><text:s text:c="12"/></text:span><text:span text:style-name="T15">IOobject::MUST_READ,</text:span></text:p>
            <text:p><text:span text:style-name="T15"><text:s text:c="12"/></text:span><text:span text:style-name="T15">IOobject::AUTO_WRITE</text:span></text:p>
            <text:p><text:span text:style-name="T15"><text:s text:c="8"/></text:span><text:span text:style-name="T15">),</text:span></text:p>
            <text:p><text:span text:style-name="T15"><text:s text:c="8"/></text:span><text:span text:style-name="T15">mesh</text:span></text:p>
            <text:p><text:span text:style-name="T15"><text:s text:c="4"/></text:span><text:span text:style-name="T15">);</text:span></text:p>
            <text:p><text:span text:style-name="T15"/></text:p>
            <text:p><text:span text:style-name="T15"><text:s text:c="4"/></text:span><text:span text:style-name="T15">IOdictionary transportProperties</text:span></text:p>
            <text:p><text:span text:style-name="T15"><text:s text:c="4"/></text:span><text:span text:style-name="T15">(</text:span></text:p>
            <text:p><text:span text:style-name="T15"><text:s text:c="8"/></text:span><text:span text:style-name="T15">IOobject</text:span></text:p>
            <text:p><text:span text:style-name="T15"><text:s text:c="8"/></text:span><text:span text:style-name="T15">(</text:span></text:p>
            <text:p><text:span text:style-name="T15"><text:s text:c="12"/></text:span><text:span text:style-name="T15">"transportProperties",</text:span></text:p>
            <text:p><text:span text:style-name="T15"><text:s text:c="12"/></text:span><text:span text:style-name="T15">runTime.constant(),</text:span></text:p>
            <text:p><text:span text:style-name="T15"><text:s text:c="12"/></text:span><text:span text:style-name="T15">mesh,</text:span></text:p>
            <text:p><text:span text:style-name="T15"><text:s text:c="12"/></text:span><text:span text:style-name="T15">IOobject::MUST_READ,</text:span></text:p>
            <text:p><text:span text:style-name="T15"><text:s text:c="12"/></text:span><text:span text:style-name="T15">IOobject::NO_WRITE</text:span></text:p>
            <text:p><text:span text:style-name="T15"><text:s text:c="8"/></text:span><text:span text:style-name="T15">)</text:span></text:p>
            <text:p><text:span text:style-name="T15"><text:s text:c="4"/></text:span><text:span text:style-name="T15">);</text:span></text:p>
          </draw:text-box>
        </draw:frame>
        <draw:frame presentation:style-name="pr6" draw:text-style-name="P9" draw:layer="layout" svg:width="10.501cm" svg:height="5.665cm" svg:x="15.701cm" svg:y="4.3cm">
          <draw:text-box>
            <text:p><text:span text:style-name="T9">createMesh.H (представлен не полностью) — инициализация искомых полей, физических констант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ПРИЛОЖЕНИЕ OpenFOAM. ЭТАПЫ 6 и 7</text:p>
          </draw:text-box>
        </draw:frame>
        <draw:frame draw:style-name="gr15" draw:text-style-name="P10" draw:layer="layout" svg:width="25.06cm" svg:height="11.791cm" svg:x="2.04cm" svg:y="7.569cm">
          <draw:text-box>
            <text:p><text:span text:style-name="T10"><text:s text:c="4"/></text:span><text:span text:style-name="T10">while (runTime.loop())</text:span></text:p>
            <text:p><text:span text:style-name="T10"><text:s text:c="4"/></text:span><text:span text:style-name="T10">{</text:span></text:p>
            <text:p><text:span text:style-name="T10"><text:s text:c="8"/></text:span><text:span text:style-name="T10">Info&lt;&lt; "Time = " &lt;&lt; runTime.timeName() &lt;&lt; nl &lt;&lt; endl;</text:span></text:p>
            <text:p><text:span text:style-name="T10"/></text:p>
            <text:p><text:span text:style-name="T10"># <text:s text:c="6"/>include "readSIMPLEControls.H"</text:span></text:p>
            <text:p><text:span text:style-name="T10"/></text:p>
            <text:p><text:span text:style-name="T10"><text:s text:c="8"/></text:span><text:span text:style-name="T10">for (int nonOrth=0; nonOrth&lt;=nNonOrthCorr; nonOrth++)</text:span></text:p>
            <text:p><text:span text:style-name="T10"><text:s text:c="8"/></text:span><text:span text:style-name="T10">{</text:span></text:p>
            <text:p><text:span text:style-name="T10"><text:s text:c="12"/></text:span><text:span text:style-name="T10">solve</text:span></text:p>
            <text:p><text:span text:style-name="T10"><text:s text:c="12"/></text:span><text:span text:style-name="T10">(</text:span></text:p>
            <text:p><text:span text:style-name="T10"><text:s text:c="16"/></text:span><text:span text:style-name="T10">fvm::ddt(T) - fvm::laplacian(DT, T)</text:span></text:p>
            <text:p><text:span text:style-name="T10"><text:s text:c="12"/></text:span><text:span text:style-name="T10">);</text:span></text:p>
            <text:p><text:span text:style-name="T10"><text:s text:c="8"/></text:span><text:span text:style-name="T10">}</text:span></text:p>
            <text:p><text:span text:style-name="T10"/></text:p>
            <text:p><text:span text:style-name="T10"># <text:s text:c="6"/>include "write.H" </text:span><text:span text:style-name="T11">//runTime.write()</text:span></text:p>
            <text:p><text:span text:style-name="T10"><text:s text:c="4"/></text:span></text:p>
          </draw:text-box>
        </draw:frame>
        <draw:frame presentation:style-name="pr7" draw:text-style-name="P6" draw:layer="layout" svg:width="25.709cm" svg:height="2.605cm" svg:x="1.591cm" svg:y="4.416cm">
          <draw:text-box>
            <text:p><text:span text:style-name="T5">В основном цикле (</text:span><text:span text:style-name="T6">while</text:span><text:span text:style-name="T5">) содержатся условие выхода из него (</text:span><text:span text:style-name="T6">runTime.loop()</text:span><text:span text:style-name="T5">) и процедура интегрирования уравнений (</text:span><text:span text:style-name="T6">solve(...)</text:span><text:span text:style-name="T5">). Запись результатов производится в подключаемом файле</text:span><text:span text:style-name="T6"> "write.H"</text:span></text:p>
          </draw:text-box>
        </draw:frame>
        <draw:custom-shape draw:style-name="gr16" draw:text-style-name="P3" draw:layer="layout" svg:width="17.5cm" svg:height="2cm" svg:x="1.5cm" svg:y="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ПРИЛОЖЕНИЕ OpenFOAM. ЭТАП 8</text:p>
          </draw:text-box>
        </draw:frame>
        <draw:frame draw:style-name="gr17" draw:text-style-name="P10" draw:layer="layout" svg:width="27cm" svg:height="8.191cm" svg:x="0.5cm" svg:y="8cm">
          <draw:text-box>
            <text:p><text:span text:style-name="T10"># <text:s text:c="6"/>include "write.H"</text:span></text:p>
            <text:p><text:span text:style-name="T10"/></text:p>
            <text:p><text:span text:style-name="T10"><text:s text:c="8"/></text:span><text:span text:style-name="T10">Info&lt;&lt; "ExecutionTime = " &lt;&lt; runTime.elapsedCpuTime() &lt;&lt; " s"</text:span></text:p>
            <text:p><text:span text:style-name="T10"><text:s text:c="12"/></text:span><text:span text:style-name="T10">&lt;&lt; " <text:s/>ClockTime = " &lt;&lt; runTime.elapsedClockTime() &lt;&lt; " s"</text:span></text:p>
            <text:p><text:span text:style-name="T10"><text:s text:c="12"/></text:span><text:span text:style-name="T10">&lt;&lt; nl &lt;&lt; endl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10">Info&lt;&lt; "End\n" &lt;&lt; endl;</text:span></text:p>
            <text:p><text:span text:style-name="T10"/></text:p>
            <text:p><text:span text:style-name="T10"><text:s text:c="4"/></text:span><text:span text:style-name="T10">return 0;</text:span></text:p>
            <text:p><text:span text:style-name="T10">}</text:span></text:p>
          </draw:text-box>
        </draw:frame>
        <draw:frame presentation:style-name="pr8" draw:text-style-name="P6" draw:layer="layout" svg:width="26.939cm" svg:height="2.605cm" svg:x="0.561cm" svg:y="4.754cm">
          <draw:text-box>
            <text:p><text:span text:style-name="T5">В конце каждого шага по времени выводится информация об общем затраченном времени на выполнение и использованном процессорном времени</text:span></text:p>
          </draw:text-box>
        </draw:frame>
        <draw:frame presentation:style-name="pr8" draw:text-style-name="P6" draw:layer="layout" svg:width="26.939cm" svg:height="2.605cm" svg:x="0.262cm" svg:y="16.655cm">
          <draw:text-box>
            <text:p><text:span text:style-name="T5">По окончании расчета, вызов оператора </text:span><text:span text:style-name="T6">return 0</text:span><text:span text:style-name="T5"> приводит к уничтожению всех переменных, в т.ч. и </text:span><text:span text:style-name="T6">args</text:span><text:span text:style-name="T5">, класса </text:span><text:span text:style-name="T6">argList</text:span><text:span text:style-name="T5">. В деструкторе последнего содержатся инструкции по корректному завершению программы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ПРОЦЕСС РЕШЕНИЯ ДУ В ЧП</text:p>
          </draw:text-box>
        </draw:frame>
        <draw:frame draw:style-name="gr18" draw:text-style-name="P10" xml:id="id8" draw:id="id8" draw:layer="layout" svg:width="15.612cm" svg:height="3.152cm" svg:x="11.888cm" svg:y="4.248cm">
          <draw:text-box>
            <text:p><text:span text:style-name="T10">solve</text:span></text:p>
            <text:p><text:span text:style-name="T10">(</text:span></text:p>
            <text:p><text:span text:style-name="T10"><text:s text:c="4"/></text:span><text:span text:style-name="T10">fvm::ddt(T) - fvm::laplacian(DT, T)</text:span></text:p>
            <text:p><text:span text:style-name="T10">);</text:span></text:p>
          </draw:text-box>
        </draw:frame>
        <draw:frame draw:style-name="gr5" xml:id="id7" draw:id="id7" draw:layer="layout" svg:width="8.828cm" svg:height="2.158cm" svg:x="0.598cm" svg:y="4.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19" draw:text-style-name="P3" draw:layer="layout" draw:type="line" svg:x1="9.426cm" svg:y1="5.779cm" svg:x2="11.888cm" svg:y2="5.824cm" draw:start-shape="id7" draw:start-glue-point="1" draw:end-shape="id8" draw:end-glue-point="3" svg:d="m9426 5779 2462 45">
          <text:p/>
        </draw:connector>
        <draw:frame presentation:style-name="pr9" draw:text-style-name="P6" draw:layer="layout" svg:width="26.765cm" svg:height="9.939cm" svg:x="0.735cm" svg:y="9cm">
          <draw:text-box>
            <text:p><text:span text:style-name="T5">1) Формируется матрица СЛАУ: операторы пространства имен </text:span><text:span text:style-name="T6">fvm::</text:span></text:p>
            <text:p><text:span text:style-name="T5">2) Формируется правая часть (поле): операторы пространства имен </text:span><text:span text:style-name="T6">fvc::</text:span></text:p>
            <text:p><text:span text:style-name="T5">3) Результаты суммируются для получения общей системы </text:span><text:span text:style-name="T16">Ax=b</text:span></text:p>
            <text:p><text:span text:style-name="T5">4) Вызывается процедура </text:span><text:span text:style-name="T6">solve (….)</text:span><text:span text:style-name="T5">, в которой:</text:span></text:p>
            <text:list text:style-name="L4">
              <text:list-item>
                <text:p><text:span text:style-name="T5">В которой выполняется предобуславливание полученной матрицы</text:span></text:p>
              </text:list-item>
              <text:list-item>
                <text:p><text:span text:style-name="T5">Производится поиск решения заданным пользователем методом</text:span></text:p>
              </text:list-item>
              <text:list-item>
                <text:p><text:span text:style-name="T5">Полученное решение возвращается в виде поля и присваивается искомой переменной (</text:span><text:span text:style-name="T6">T</text:span><text:span text:style-name="T5"> в данном случае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2" draw:layer="layout" svg:width="28cm" svg:height="1.843cm" svg:x="0cm" svg:y="2.5cm" presentation:class="title">
          <draw:text-box>
            <text:p>СПАСИБО ЗА ВНИМАНИЕ!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9" draw:display-name="Transparency 9" draw:style="linear" draw:start="92%" draw:end="88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ИсходныйКод" style:family="graphic" style:parent-style-name="standard">
      <style:graphic-properties draw:stroke="dash" draw:stroke-dash="Ultrafine_20_Dashed" svg:stroke-color="#000080" draw:fill="none" draw:fill-gradient-name="Gradient_20_7" draw:fill-hatch-name="Hatch_20_1" draw:fill-image-name="Bitmape_20_1" draw:fill-image-width="0cm" draw:fill-image-height="0cm"/>
      <style:text-properties fo:color="#000080" fo:font-family="'Courier New'" style:font-style-name="Normal" style:font-family-generic="modern" style:font-pitch="fixed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ourier New'" style:font-style-name="Normal" style:font-family-generic="modern" style:font-pitch="fixed" fo:font-size="30pt" fo:font-style="italic" fo:text-shadow="none" style:text-underline-style="solid" style:text-underline-width="auto" style:text-underline-color="font-color" fo:font-weight="bold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4" style:family="graphic" style:parent-style-name="standard">
      <style:graphic-properties draw:ole-draw-aspect="1" style:protect="size"/>
    </style:style>
    <style:style style:name="Mgr5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cm" fo:min-width="0cm" draw:shadow-opacity="100%"/>
    </style:style>
    <style:style style:name="Mgr6" style:family="graphic" style:parent-style-name="standard">
      <style:graphic-properties draw:stroke="none" draw:fill="none" fo:min-height="5.69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svg:stroke-width="0.05cm" svg:stroke-color="#00000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3" style:family="presentation" style:parent-style-name="Обычный-backgroundobjects">
      <style:graphic-properties svg:stroke-width="0.05cm" svg:stroke-color="#4c4c4c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4" style:family="presentation" style:parent-style-name="Обычный-backgroundobjects">
      <style:graphic-properties svg:stroke-width="0.05cm" svg:stroke-color="#999999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5" style:family="presentation" style:parent-style-name="Обычный-backgroundobjects">
      <style:graphic-properties svg:stroke-width="0.05cm" svg:stroke-color="#b3b3b3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6" style:family="presentation" style:parent-style-name="Обычный-backgroundobjects">
      <style:graphic-properties svg:stroke-width="0.05cm" svg:stroke-color="#cccccc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7" style:family="presentation" style:parent-style-name="Обычный-backgroundobjects">
      <style:graphic-properties svg:stroke-width="0.03cm" draw:marker-start-width="0.26cm" draw:marker-end-width="0.26cm" draw:fill-color="#333333" draw:auto-grow-height="false" fo:min-height="0.749cm" fo:min-width="0.499cm" fo:padding-top="0.015cm" fo:padding-bottom="0.015cm" fo:padding-left="0.015cm" fo:padding-right="0.015cm" fo:wrap-option="no-wrap"/>
    </style:style>
    <style:style style:name="Mpr8" style:family="presentation" style:parent-style-name="Обычный-backgroundobjects">
      <style:graphic-properties draw:stroke="none" draw:fill-color="#ffffff" draw:opacity="100%" draw:opacity-name="Transparency_20_9" draw:textarea-horizontal-align="justify" draw:textarea-vertical-align="middle" draw:auto-grow-height="false" draw:shadow-opacity="100%"/>
    </style:style>
    <style:style style:name="Mpr9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10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font-size="44pt" style:font-size-asian="44pt" style:font-size-complex="44pt"/>
    </style:style>
    <style:style style:name="MP5" style:family="paragraph">
      <style:paragraph-properties fo:text-align="center"/>
      <style:text-properties fo:color="#000000"/>
    </style:style>
    <style:style style:name="MP6" style:family="paragraph">
      <style:paragraph-properties fo:text-align="center"/>
    </style:style>
    <style:style style:name="MP7" style:family="paragraph">
      <style:text-properties fo:color="#4c4c4c" fo:font-size="36pt" style:font-size-asian="36pt" style:font-size-complex="36pt"/>
    </style:style>
    <style:style style:name="MP8" style:family="paragraph">
      <style:paragraph-properties fo:text-align="center"/>
      <style:text-properties fo:color="#4c4c4c" fo:font-size="36pt" style:font-size-asian="36pt" style:font-size-complex="36pt"/>
    </style:style>
    <style:style style:name="MP9" style:family="paragraph">
      <style:text-properties fo:color="#333333" fo:font-family="'Arial Black'" style:font-pitch="variable" fo:font-size="24pt" style:font-size-asian="24pt" style:font-size-complex="24pt" style:font-relief="embossed"/>
    </style:style>
    <style:style style:name="MP10" style:family="paragraph">
      <style:paragraph-properties fo:text-align="start">
        <style:tab-stops/>
      </style:paragraph-properties>
    </style:style>
    <style:style style:name="MP11" style:family="paragraph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44pt" style:font-size-asian="44pt" style:font-size-complex="44pt"/>
    </style:style>
    <style:style style:name="MT3" style:family="text">
      <style:text-properties fo:color="#666666" style:text-position="sub 58%" fo:font-size="66pt" style:font-size-asian="66pt" style:font-size-complex="66pt"/>
    </style:style>
    <style:style style:name="MT4" style:family="text">
      <style:text-properties fo:color="#cccccc" fo:font-size="44pt" style:font-size-asian="44pt" style:font-size-complex="44pt"/>
    </style:style>
    <style:style style:name="MT5" style:family="text">
      <style:text-properties fo:color="#4c4c4c" fo:font-size="36pt" style:font-size-asian="36pt" style:font-size-complex="36pt"/>
    </style:style>
    <style:style style:name="MT6" style:family="text">
      <style:text-properties fo:color="#333333" fo:font-family="'Arial Black'" style:font-pitch="variable" fo:font-size="24pt" style:font-size-asian="24pt" style:font-size-complex="24pt" style:font-relief="embossed"/>
    </style:style>
    <style:style style:name="MT7" style:family="text">
      <style:text-properties fo:color="#333333" style:text-outline="true" fo:font-family="'Arial Black'" style:font-pitch="variable" fo:font-size="24pt" fo:text-shadow="none" style:font-size-asian="24pt" style:font-size-complex="24pt" style:font-relief="embossed"/>
    </style:style>
    <style:style style:name="MT8" style:family="text">
      <style:text-properties fo:font-family="'Courier New'" style:font-family-generic="modern" style:font-pitch="fixed" fo:font-size="24pt" style:text-underline-style="none" fo:font-weight="bold" style:font-size-asian="24pt" style:font-weight-asian="bold" style:font-size-complex="2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outline1" draw:layer="backgroundobjects" svg:width="28cm" svg:height="13.86cm" svg:x="0cm" svg:y="4.641cm" presentation:class="outline" presentation:placeholder="true">
        <draw:text-box/>
      </draw:frame>
      <draw:frame presentation:style-name="Mpr1" draw:text-style-name="MP1" draw:layer="backgroundobjects" svg:width="6.523cm" svg:height="1.448cm" svg:x="-7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22.3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1.376cm" svg:y="22.531cm" presentation:class="page-number">
        <draw:text-box>
          <text:p text:style-name="MP2"><text:span text:style-name="MT1"><text:page-number>&lt;номер&gt;</text:page-number></text:span></text:p>
        </draw:text-box>
      </draw:frame>
      <draw:frame draw:style-name="Mgr3" draw:text-style-name="MP4" draw:layer="backgroundobjects" svg:width="2.979cm" svg:height="3.623cm" svg:x="0.2cm" svg:y="-0.7cm">
        <draw:text-box>
          <text:p><text:span text:style-name="MT2">#</text:span><text:span text:style-name="MT3">#</text:span><text:span text:style-name="MT4">#</text:span></text:p>
        </draw:text-box>
      </draw:frame>
      <draw:line presentation:style-name="Mpr2" draw:text-style-name="MP5" draw:layer="backgroundobjects" svg:x1="2.7cm" svg:y1="2.2cm" svg:x2="11.2cm" svg:y2="2.2cm">
        <text:p/>
      </draw:line>
      <draw:line presentation:style-name="Mpr3" draw:text-style-name="MP6" draw:layer="backgroundobjects" svg:x1="2.7cm" svg:y1="2.1cm" svg:x2="15.2cm" svg:y2="2.1cm">
        <text:p/>
      </draw:line>
      <draw:line presentation:style-name="Mpr4" draw:text-style-name="MP6" draw:layer="backgroundobjects" svg:x1="2.7cm" svg:y1="2cm" svg:x2="19.2cm" svg:y2="2cm">
        <text:p/>
      </draw:line>
      <draw:line presentation:style-name="Mpr5" draw:text-style-name="MP6" draw:layer="backgroundobjects" svg:x1="2.7cm" svg:y1="1.9cm" svg:x2="23.2cm" svg:y2="1.9cm">
        <text:p/>
      </draw:line>
      <draw:line presentation:style-name="Mpr6" draw:text-style-name="MP6" draw:layer="backgroundobjects" svg:x1="2.7cm" svg:y1="1.8cm" svg:x2="26.7cm" svg:y2="1.8cm">
        <text:p/>
      </draw:line>
      <draw:frame draw:style-name="Mgr4" draw:layer="backgroundobjects" svg:width="24.634cm" svg:height="2.957cm" svg:x="1.348cm" svg:y="10.4cm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Mgr5" draw:text-style-name="MP7" draw:layer="backgroundobjects" svg:width="17.097cm" svg:height="1.673cm" svg:x="7.4cm" svg:y="8.3cm">
        <draw:text-box>
          <text:p><text:span text:style-name="MT5">fvm::ddt(rho) + fvc::div(phi)=0</text:span></text:p>
        </draw:text-box>
      </draw:frame>
      <draw:frame draw:style-name="Mgr6" draw:text-style-name="MP8" draw:layer="backgroundobjects" svg:width="20.585cm" svg:height="5.94cm" svg:x="3.004cm" svg:y="12.513cm">
        <draw:text-box>
          <text:p text:style-name="MP6"><text:span text:style-name="MT5">fvm::ddt(rho, U) + fvm::div(phi,U) - fvm::laplacian(mu,U)</text:span></text:p>
          <text:p text:style-name="MP6"><text:span text:style-name="MT5">=</text:span></text:p>
          <text:p text:style-name="MP6"><text:span text:style-name="MT5">-fvc::grad(p)</text:span></text:p>
        </draw:text-box>
      </draw:frame>
      <draw:frame draw:style-name="Mgr4" draw:layer="backgroundobjects" svg:width="11.083cm" svg:height="3.872cm" svg:x="17cm" svg:y="4.43cm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Mgr4" draw:layer="backgroundobjects" svg:width="7.846cm" svg:height="1.794cm" svg:x="4cm" svg:y="5.53cm">
        <draw:object xlink:href="./Object 3" xlink:type="simple" xlink:show="embed" xlink:actuate="onLoad"/>
        <draw:image xlink:href="./ObjectReplacements/Object 3" xlink:type="simple" xlink:show="embed" xlink:actuate="onLoad"/>
      </draw:frame>
      <draw:frame draw:style-name="Mgr7" draw:text-style-name="MP9" draw:layer="backgroundobjects" svg:width="23cm" svg:height="1.445cm" svg:x="0cm" svg:y="19.5cm">
        <draw:text-box>
          <text:p><text:span text:style-name="MT6">Институт системного программирования РАН</text:span></text:p>
        </draw:text-box>
      </draw:frame>
      <draw:frame draw:style-name="Mgr3" draw:layer="backgroundobjects" svg:width="5.769cm" svg:height="1.445cm" svg:x="24.8cm" svg:y="18.9cm">
        <draw:text-box>
          <text:p><text:span text:style-name="MT7">№</text:span><text:span text:style-name="MT7"><text:page-number>&lt;номер&gt;</text:page-number></text:span></text:p>
        </draw:text-box>
      </draw:frame>
      <draw:custom-shape presentation:style-name="Mpr7" draw:layer="backgroundobjects" svg:width="4cm" svg:height="2.5cm" svg:x="23.9cm" svg:y="18.4cm">
        <text:p/>
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left+$0"/>
          <draw:equation draw:name="f5" draw:formula="right-$0"/>
          <draw:equation draw:name="f6" draw:formula="top+$0"/>
          <draw:equation draw:name="f7" draw:formula="bottom-$0"/>
          <draw:handle draw:handle-position="left $0" draw:handle-switched="true" draw:handle-range-y-minimum="0" draw:handle-range-y-maximum="10800"/>
        </draw:enhanced-geometry>
      </draw:custom-shape>
      <draw:line presentation:style-name="Mpr2" draw:text-style-name="MP5" draw:layer="backgroundobjects" svg:x1="27.9cm" svg:y1="2.1cm" svg:x2="19.4cm" svg:y2="2.1cm">
        <text:p/>
      </draw:line>
      <draw:line presentation:style-name="Mpr3" draw:text-style-name="MP6" draw:layer="backgroundobjects" svg:x1="27.9cm" svg:y1="2.2cm" svg:x2="15.4cm" svg:y2="2.2cm">
        <text:p/>
      </draw:line>
      <draw:line presentation:style-name="Mpr4" draw:text-style-name="MP6" draw:layer="backgroundobjects" svg:x1="27.9cm" svg:y1="2.3cm" svg:x2="11.4cm" svg:y2="2.3cm">
        <text:p/>
      </draw:line>
      <draw:line presentation:style-name="Mpr5" draw:text-style-name="MP6" draw:layer="backgroundobjects" svg:x1="27.9cm" svg:y1="2.4cm" svg:x2="7.4cm" svg:y2="2.4cm">
        <text:p/>
      </draw:line>
      <draw:line presentation:style-name="Mpr6" draw:text-style-name="MP6" draw:layer="backgroundobjects" svg:x1="27.9cm" svg:y1="2.5cm" svg:x2="3.9cm" svg:y2="2.5cm">
        <text:p/>
      </draw:line>
      <draw:frame draw:style-name="Mgr3" draw:text-style-name="MP11" draw:layer="backgroundobjects" svg:width="7.614cm" svg:height="1.212cm" svg:x="20.1cm" svg:y="0.4cm">
        <draw:text-box>
          <text:p text:style-name="MP10"><text:span text:style-name="MT8">ОБЗОР РЕШАТЕЛЯ</text:span></text:p>
        </draw:text-box>
      </draw:frame>
      <draw:custom-shape presentation:style-name="Mpr8" draw:text-style-name="MP6" draw:layer="backgroundobjects" svg:width="33cm" svg:height="15.5cm" svg:x="-1.5cm" svg:y="2.9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8cm" svg:height="1.843cm" svg:x="0cm" svg:y="2.5cm" presentation:class="titl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26T19:23:30</meta:creation-date>
    <meta:editing-duration>P2DT10H33M9S</meta:editing-duration>
    <meta:editing-cycles>301</meta:editing-cycles>
    <dc:date>2012-02-17T23:22:03</dc:date>
    <meta:generator>OpenOffice.org/3.3$Unix OpenOffice.org_project/330m20$Build-9567</meta:generator>
    <meta:document-statistic meta:object-count="113"/>
  </office:meta>
</office:document-meta>
</file>

<file path=Object 1/content.xml><?xml version="1.0" encoding="utf-8"?>
<math xmlns="http://www.w3.org/1998/Math/MathML">
  <semantics>
    <mrow>
      <mrow>
        <mfrac>
          <mrow>
            <mo stretchy="false">∂</mo>
            <mo stretchy="false">ρ</mo>
          </mrow>
          <mrow>
            <mo stretchy="false">∂</mo>
            <mi>t</mi>
          </mrow>
        </mfrac>
        <mo stretchy="false">+</mo>
        <mrow>
          <mo stretchy="false">∇</mo>
          <mo stretchy="false">⋅</mo>
          <mo stretchy="false">ρ</mo>
        </mrow>
      </mrow>
      <mstyle mathvariant="bold">
        <mrow>
          <mi>U</mi>
        </mrow>
      </mstyle>
      <mrow>
        <mi/>
        <mo stretchy="false">=</mo>
        <mi/>
      </mrow>
      <mn>0</mn>
    </mrow>
    <annotation encoding="StarMath 5.0">{partial %rho} over {partial t} + nabla cdot %rho bold{U}`=` 0</annotation>
  </semantics>
</math>
</file>

<file path=Object 2/content.xml><?xml version="1.0" encoding="utf-8"?>
<math xmlns="http://www.w3.org/1998/Math/MathML">
  <semantics>
    <mrow>
      <mrow>
        <mfrac>
          <mrow>
            <mo stretchy="false">∂</mo>
            <mo stretchy="false">ρ</mo>
            <mstyle mathvariant="bold">
              <mrow>
                <mi>U</mi>
              </mrow>
            </mstyle>
          </mrow>
          <mrow>
            <mo stretchy="false">∂</mo>
            <mi>t</mi>
          </mrow>
        </mfrac>
        <mo stretchy="false">+</mo>
        <mrow>
          <mo stretchy="false">∇</mo>
          <mo stretchy="false">⋅</mo>
          <mfenced open="(" close=")">
            <mrow>
              <mo stretchy="false">ρ</mo>
              <mstyle mathvariant="bold">
                <mrow>
                  <mi>U</mi>
                </mrow>
              </mstyle>
              <mstyle mathvariant="bold">
                <mrow>
                  <mi>U</mi>
                </mrow>
              </mstyle>
            </mrow>
          </mfenced>
        </mrow>
      </mrow>
      <mrow>
        <mi/>
        <mo stretchy="false">−</mo>
        <mi/>
      </mrow>
      <mrow>
        <mrow>
          <mo stretchy="false">∇</mo>
          <mo stretchy="false">⋅</mo>
          <mfenced open="(" close=")">
            <mrow>
              <mo stretchy="false">μ</mo>
              <mfrac>
                <mn>1</mn>
                <mn>2</mn>
              </mfrac>
              <mfenced open="(" close=")">
                <mrow>
                  <mo stretchy="false">∇</mo>
                  <mrow>
                    <mstyle mathvariant="bold">
                      <mrow>
                        <mi>U</mi>
                      </mrow>
                    </mstyle>
                    <mo stretchy="false">+</mo>
                    <msup>
                      <mfenced open="(" close=")">
                        <mrow>
                          <mo stretchy="false">∇</mo>
                          <mstyle mathvariant="bold">
                            <mrow>
                              <mi>U</mi>
                            </mrow>
                          </mstyle>
                        </mrow>
                      </mfenced>
                      <mi>T</mi>
                    </msup>
                  </mrow>
                </mrow>
              </mfenced>
            </mrow>
          </mfenced>
        </mrow>
        <mo stretchy="false">=</mo>
        <mrow>
          <mi/>
          <mo stretchy="false">−</mo>
          <mo stretchy="false">∇</mo>
        </mrow>
      </mrow>
      <mi>p</mi>
    </mrow>
    <annotation encoding="StarMath 5.0">{partial %rho bold{U}} over {partial t} + nabla cdot left( %rho bold{U} bold{U} right)`-`nabla cdot left (%mu 1 over 2 left( nabla bold{U} + left ( nabla bold{U} right )^T right) right )=` - nabla p</annotation>
  </semantics>
</math>
</file>

<file path=Object 3/content.xml><?xml version="1.0" encoding="utf-8"?>
<math xmlns="http://www.w3.org/1998/Math/MathML">
  <semantics>
    <mrow>
      <mi mathvariant="italic">pV</mi>
      <mrow>
        <mi/>
        <mo stretchy="false">=</mo>
        <mi/>
      </mrow>
      <mo stretchy="false">ν</mo>
      <mi>R</mi>
      <mi>T</mi>
    </mrow>
    <annotation encoding="StarMath 5.0">pV`=`%nu R T</annotation>
  </semantics>
</math>
</file>

<file path=Object 4/content.xml><?xml version="1.0" encoding="utf-8"?>
<math xmlns="http://www.w3.org/1998/Math/MathML">
  <semantics>
    <mrow>
      <mi>A</mi>
      <mo stretchy="false">ψ</mo>
      <mrow>
        <mi/>
        <mo stretchy="false">=</mo>
        <mi/>
      </mrow>
      <mi>b</mi>
    </mrow>
    <annotation encoding="StarMath 5.0">A %psi`=`b</annotation>
  </semantics>
</math>
</file>

<file path=Object 5/content.xml><?xml version="1.0" encoding="utf-8"?>
<math xmlns="http://www.w3.org/1998/Math/MathML">
  <semantics>
    <mrow>
      <mi>A</mi>
      <mo stretchy="false">ψ</mo>
      <mrow>
        <mi/>
        <mo stretchy="false">=</mo>
        <mi/>
      </mrow>
      <mi>b</mi>
    </mrow>
    <annotation encoding="StarMath 5.0">A %psi`=`b</annotation>
  </semantics>
</math>
</file>

<file path=Object 6/content.xml><?xml version="1.0" encoding="utf-8"?>
<math xmlns="http://www.w3.org/1998/Math/MathML">
  <semantics>
    <mo stretchy="false">ψ</mo>
    <annotation encoding="StarMath 5.0">%psi</annotation>
  </semantics>
</math>
</file>

<file path=Object 7/content.xml><?xml version="1.0" encoding="utf-8"?>
<math xmlns="http://www.w3.org/1998/Math/MathML">
  <semantics>
    <mrow>
      <mfrac>
        <mrow>
          <mo stretchy="false">∂</mo>
          <mi>T</mi>
        </mrow>
        <mrow>
          <mo stretchy="false">∂</mo>
          <mi>t</mi>
        </mrow>
      </mfrac>
      <mrow>
        <mi/>
        <mo stretchy="false">−</mo>
        <mi/>
      </mrow>
      <mrow>
        <mo stretchy="false">∇</mo>
        <mo stretchy="false">⋅</mo>
        <mfenced open="(" close=")">
          <mrow>
            <msub>
              <mi>D</mi>
              <mi>T</mi>
            </msub>
            <mo stretchy="false">∇</mo>
            <mi>T</mi>
          </mrow>
        </mfenced>
      </mrow>
      <mrow>
        <mi/>
        <mo stretchy="false">=</mo>
        <mi/>
      </mrow>
      <mn>0</mn>
    </mrow>
    <annotation encoding="StarMath 5.0">{partial T} over {partial t}`-` nabla cdot left ( D_T nabla T right ) `=` 0</annotation>
  </semantics>
</math>
</file>